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50000012C2723643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cm" svg:height="16.6cm" svg:x="0.6cm" svg:y="3.2cm">
          <draw:image xlink:href="Pictures/10000000000002D50000012C272364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7T00:45:25</meta:creation-date>
    <dc:date>2013-01-27T00:47:11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